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501cm" table:align="left"/>
    </style:style>
    <style:style style:name="Table1.A" style:family="table-column">
      <style:table-column-properties style:column-width="3.607cm"/>
    </style:style>
    <style:style style:name="Table1.B" style:family="table-column">
      <style:table-column-properties style:column-width="6.182cm"/>
    </style:style>
    <style:style style:name="Table1.C" style:family="table-column">
      <style:table-column-properties style:column-width="3.508cm"/>
    </style:style>
    <style:style style:name="Table1.D" style:family="table-column">
      <style:table-column-properties style:column-width="3.20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size="16pt" style:font-size-asian="16pt" style:font-size-complex="16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7">
      <style:text-properties officeooo:rsid="000d5a1f" officeooo:paragraph-rsid="000d5a1f"/>
    </style:style>
    <style:style style:name="T1" style:family="text">
      <style:text-properties officeooo:rsid="000f0601"/>
    </style:style>
    <style:style style:name="T2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ork Summary: Automated Pose Classification &amp; Video Annotation</text:h>
      <text:p text:style-name="Text_20_body"><text:span text:style-name="Strong_20_Emphasis">Period:</text:span> August 4, 2025 – February 28, 2026<text:line-break/><text:span text:style-name="Strong_20_Emphasis">Participant:</text:span> Dr. Liubov Revutska<text:line-break/><text:span text:style-name="Strong_20_Emphasis">Project Location:</text:span> The Sense Innovation and Research Center / CHUV<text:line-break/><text:span text:style-name="Strong_20_Emphasis">GitHub Repository:</text:span> <text:a xlink:type="simple" xlink:href="https://github.com/LiubovRev/video_annotation_system" text:style-name="Internet_20_link" text:visited-style-name="Visited_20_Internet_20_Link"><text:span text:style-name="Source_20_Text">video_annotation_system</text:span></text:a></text:p>
      <text:p text:style-name="Horizontal_20_Line"/>
      <text:h text:style-name="Heading_20_2" text:outline-level="2">1. Video Processing &amp; Pose Extraction</text:h>
      <text:p text:style-name="Text_20_body">Developed a modular, production-ready Python pipeline for clinical video analysis:</text:p>
      <text:list xml:id="list4161367982" text:style-name="L1">
        <text:list-item>
          <text:p text:style-name="P2"><text:span text:style-name="Strong_20_Emphasis">Core Technologies:</text:span> Pose estimation (MediaPipe/psifx), object tracking (SAMURAI/YOLO), and feature engineering.</text:p>
        </text:list-item>
        <text:list-item>
          <text:p text:style-name="P2"><text:span text:style-name="Strong_20_Emphasis">Pipeline Features:</text:span> Automated video trimming based on annotation timestamps and temporal feature extraction.</text:p>
        </text:list-item>
        <text:list-item>
          <text:p text:style-name="P2"><text:span text:style-name="Strong_20_Emphasis">Quantitative Results:</text:span> Processed 15 video projects, extracting structured pose data and segmentation features.</text:p>
        </text:list-item>
      </text:list>
      <text:p text:style-name="Horizontal_20_Line"/>
      <text:h text:style-name="Heading_20_2" text:outline-level="2">2. Processed Dataset Overview</text:h>
      <text:p text:style-name="Text_20_body">The dataset contains multiple participants and sessions annotated for clinical behavioral marker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articipant #</text:p>
            </table:table-cell>
            <table:table-cell table:style-name="Table1.A1" office:value-type="string">
              <text:p text:style-name="Table_20_Heading">Sessions Processed</text:p>
            </table:table-cell>
            <table:table-cell table:style-name="Table1.A1" office:value-type="string">
              <text:p text:style-name="Table_20_Heading">Output Format</text:p>
            </table:table-cell>
            <table:table-cell table:style-name="Table1.A1" office:value-type="string">
              <text:p text:style-name="Table_20_Heading">Status</text:p>
            </table:table-cell>
          </table:table-row>
        </table:table-header-rows>
        <table:table-row>
          <table:table-cell table:style-name="Table1.A1" office:value-type="string">
            <text:p text:style-name="Table_20_Contents">14–16 (Example)</text:p>
          </table:table-cell>
          <table:table-cell table:style-name="Table1.A1" office:value-type="string">
            <text:p text:style-name="Table_20_Contents">Early (7, 6, 10) &amp; Late (20, 20, 20)</text:p>
          </table:table-cell>
          <table:table-cell table:style-name="Table1.A1" office:value-type="string">
            <text:p text:style-name="Table_20_Contents">.csv / .tar.gz</text:p>
          </table:table-cell>
          <table:table-cell table:style-name="Table1.A1" office:value-type="string">
            <text:p text:style-name="Table_20_Contents">Complet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otal:</text:span> 15 Videos</text:p>
          </table:table-cell>
          <table:table-cell table:style-name="Table1.A1" office:value-type="string">
            <text:p text:style-name="Table_20_Contents">Full Pipeline Run</text:p>
          </table:table-cell>
          <table:table-cell table:style-name="Table1.A1" office:value-type="string">
            <text:p text:style-name="Table_20_Contents">JSON &amp; Labeled CSV</text:p>
          </table:table-cell>
          <table:table-cell table:style-name="Table1.A1" office:value-type="string">
            <text:p text:style-name="Table_20_Contents">Archived</text:p>
          </table:table-cell>
        </table:table-row>
      </table:table>
      <text:p text:style-name="Horizontal_20_Line"/>
      <text:h text:style-name="Heading_20_2" text:outline-level="2">3. File Storage &amp; Handover</text:h>
      <text:p text:style-name="Text_20_body">All files follow the established team directory structure on Google Drive:</text:p>
      <text:list xml:id="list2983301234" text:style-name="L2">
        <text:list-item>
          <text:p text:style-name="P3"><text:span text:style-name="Strong_20_Emphasis">Raw Pose Data:</text:span> Archives (.tar.gz) with standardized JSON keypoints per frame.</text:p>
        </text:list-item>
        <text:list-item>
          <text:p text:style-name="P3"><text:span text:style-name="Strong_20_Emphasis">Analysis Results:</text:span> Processed CSVs with movement speed, inter-person distance, and posture clusters.</text:p>
        </text:list-item>
        <text:list-item>
          <text:p text:style-name="P3"><text:span text:style-name="Strong_20_Emphasis">Visualizations:</text:span> Graphs of feature importance and model metrics (XGBoost/Random Forest).</text:p>
        </text:list-item>
        <text:list-item>
          <text:p text:style-name="P3"><text:span text:style-name="Strong_20_Emphasis">Handover Path:</text:span> <text:span text:style-name="Source_20_Text">Shared Drive &gt; [Project Name] &gt; Analysis &gt; Output_20260224</text:span></text:p>
        </text:list-item>
      </text:list>
      <text:p text:style-name="Horizontal_20_Line"/>
      <text:h text:style-name="Heading_20_2" text:outline-level="2"><text:soft-page-break/>4. Framework Version &amp; Rerun Notes</text:h>
      <text:list xml:id="list1211085637" text:style-name="L3">
        <text:list-item>
          <text:p text:style-name="P4"><text:span text:style-name="Strong_20_Emphasis">Version Used:</text:span> psifx framework, stable as of early February 2026.</text:p>
        </text:list-item>
        <text:list-item>
          <text:p text:style-name="P4"><text:span text:style-name="Strong_20_Emphasis">Update Consideration:</text:span> Framework update 2 weeks ago may require a batch rerun to align with new schema.</text:p>
        </text:list-item>
        <text:list-item>
          <text:p text:style-name="P4"><text:span text:style-name="Strong_20_Emphasis">Rerun Method:</text:span> Config-driven via <text:span text:style-name="Source_20_Text">src/configs/config.yaml</text:span>. Existing JSON archives can be reused to bypass re-tracking.</text:p>
        </text:list-item>
      </text:list>
      <text:p text:style-name="Horizontal_20_Line"/>
      <text:h text:style-name="Heading_20_2" text:outline-level="2"><text:span text:style-name="T1">5</text:span>. Model &amp; Performance Summary</text:h>
      <text:p text:style-name="Text_20_body"><text:span text:style-name="Strong_20_Emphasis">Architecture:</text:span> Ensemble learning using XGBoost and Random Forest for behavioral marker classification based on pose features.</text:p>
      <text:p text:style-name="Text_20_body"><text:span text:style-name="Strong_20_Emphasis">Key Metrics:</text:span></text:p>
      <text:list xml:id="list1071499688" text:style-name="L5">
        <text:list-item>
          <text:p text:style-name="P6"><text:span text:style-name="Strong_20_Emphasis">Classification Accuracy:</text:span> High precision in distinguishing therapist and child movements, and specific postural patterns.</text:p>
        </text:list-item>
        <text:list-item>
          <text:p text:style-name="P6"><text:span text:style-name="Strong_20_Emphasis">F1-Score:</text:span> Strong across behavioral classes, balancing precision and recall despite clinical video noise.</text:p>
        </text:list-item>
        <text:list-item>
          <text:p text:style-name="P6"><text:span text:style-name="Strong_20_Emphasis">Feature Importance:</text:span></text:p>
          <text:list>
            <text:list-item>
              <text:p text:style-name="P6"><text:span text:style-name="Emphasis">Movement Dynamics:</text:span> Velocity and acceleration of wrists and shoulders most predictive.</text:p>
            </text:list-item>
            <text:list-item>
              <text:p text:style-name="P6"><text:span text:style-name="Emphasis">Spatial Relationships:</text:span> Inter-person distance and torso orientation strongly contributed to engagement classification.</text:p>
            </text:list-item>
          </text:list>
        </text:list-item>
      </text:list>
      <text:p text:style-name="Text_20_body"><text:span text:style-name="Strong_20_Emphasis">Technical Validation:</text:span></text:p>
      <text:list xml:id="list244786234" text:style-name="L6">
        <text:list-item>
          <text:p text:style-name="P7"><text:span text:style-name="Strong_20_Emphasis">Cross-Validation:</text:span> K-fold cross-validation confirmed generalizability across participants (Sessions 14–16).</text:p>
        </text:list-item>
        <text:list-item>
          <text:p text:style-name="P7"><text:span text:style-name="Strong_20_Emphasis">Pipeline Stability:</text:span> Automated alignment of ML-coded features with human-coded annotations provided consistent supervised learning results.</text:p>
        </text:list-item>
      </text:list>
      <text:p text:style-name="Text_20_body"><text:span text:style-name="Strong_20_Emphasis">Outputs Generated:</text:span></text:p>
      <text:list xml:id="list982417011" text:style-name="L7">
        <text:list-item>
          <text:p text:style-name="P8">Feature importance plots (<text:a xlink:type="simple" xlink:href="https://github.com/LiubovRev/video_annotation_system/tree/main/outputs" text:style-name="Internet_20_link" text:visited-style-name="Visited_20_Internet_20_Link"><text:span text:style-name="Source_20_Text">outputs/</text:span></text:a>).</text:p>
        </text:list-item>
        <text:list-item>
          <text:p text:style-name="P8">Confusion matrices for behavioral class predictions.</text:p>
        </text:list-item>
        <text:list-item>
          <text:p text:style-name="P8">Comprehensive model metrics in JSON format for further statistical analysis.</text:p>
        </text:list-item>
        <text:list-item>
          <text:p text:style-name="P9"><text:a xlink:type="simple" xlink:href="https://github.com/LiubovRev/video_annotation_system/blob/main/outputs/Retreat_2025_Poster.pdf" text:style-name="Internet_20_link" text:visited-style-name="Visited_20_Internet_20_Link">The Sense Retreat Poster</text:a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5:53:04.724137375</meta:creation-date>
    <dc:date>2026-02-24T16:08:04.305616284</dc:date>
    <meta:editing-duration>PT4M48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2" meta:paragraph-count="47" meta:word-count="391" meta:character-count="2855" meta:non-whitespace-character-count="2533"/>
  </office:meta>
</office:document-meta>
</file>